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4818*"/>
    </style:style>
    <style:style style:name="Tableau1.B" style:family="table-column">
      <style:table-column-properties style:column-width="8.502cm" style:rel-column-width="4820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officeooo:paragraph-rsid="0027aba9"/>
    </style:style>
    <style:style style:name="P4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5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<text:span text:style-name="T1">do table with signers_list=view.get_signers()</text:span></text:p><text:p text:style-name="Comment"><text:span text:style-name="T1">if signers_list</text:span>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2+len(signers_list)%2)</text:span>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2]</text:p></office:annotation><text:text-input text:description="">signer[2]</text:text-input></text:p>
            <text:p text:style-name="P1"><text:text-input text:description="">signer[1]</text:text-input></text:p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5">do cell if (i_row*2)+1 &lt; len(signers_list)</text:p><text:p text:style-name="P5">with signer=signers_list[(i_row*2)+1]</text:p></office:annotation><text:text-input text:description="">signer[2]</text:text-input></text:p>
            <text:p text:style-name="P2"><text:text-input text:description="">signer[1]</text:text-input></text:p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9-09T16:22:06.457836926</dc:date>
    <meta:editing-duration>PT1H2M1S</meta:editing-duration>
    <meta:editing-cycles>25</meta:editing-cycles>
    <dc:creator>Benoit Leybaert</dc:creator>
    <meta:document-statistic meta:table-count="1" meta:image-count="0" meta:object-count="0" meta:page-count="1" meta:paragraph-count="5" meta:word-count="25" meta:character-count="205" meta:non-whitespace-character-count="193"/>
  </office:meta>
</office:document-meta>
</file>